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05c5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Exception: Unknown format code 'd' for object of type 'str'</text:span></text:p>
      <text:p text:style-name="P2"><text:span text:style-name="Source_20_Text">Exception: Unknown format code 'd' for object of type 'str'</text:span></text:p>
      <text:p text:style-name="P1"><text:span text:style-name="Source_20_Text">Exception: Unknown format code 'd' for object of type 'float'</text:span></text:p>
      <text:p text:style-name="P1"><text:span text:style-name="Source_20_Text">Exception: unsupported format string passed to NoneType.__format__</text:span></text:p>
      <text:p text:style-name="P1"><text:span text:style-name="Source_20_Text">Exception: unsupported format string passed to list.__format__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2:17:41.229544202</meta:creation-date>
    <dc:date>2023-01-27T12:50:08.930435459</dc:date>
    <meta:editing-duration>PT22M9S</meta:editing-duration>
    <meta:editing-cycles>1</meta:editing-cycles>
    <meta:document-statistic meta:table-count="0" meta:image-count="0" meta:object-count="0" meta:page-count="1" meta:paragraph-count="5" meta:word-count="44" meta:character-count="307" meta:non-whitespace-character-count="268"/>
    <meta:generator>LibreOffice/7.3.6.2$Linux_X86_64 LibreOffice_project/30$Build-2</meta:generator>
  </office:meta>
</office:document-meta>
</file>